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10.21mm"/>
    </style:style>
    <style:style style:name="co5" style:family="table-column">
      <style:table-column-properties fo:break-before="auto" style:column-width="40.08mm"/>
    </style:style>
    <style:style style:name="co6" style:family="table-column">
      <style:table-column-properties fo:break-before="auto" style:column-width="2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52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ext-properties style:font-name="Lucida Console" fo:font-size="12pt" fo:language="en" fo:country="US" style:font-name-asian="Lucida Console" style:font-size-asian="12pt" style:language-asian="en" style:country-asian="US" style:font-name-complex="Lucida Console" style:font-size-complex="12pt" style:language-complex="en" style:country-complex="US"/>
    </style:style>
    <style:style style:name="T1" style:family="text">
      <style:text-properties style:font-name-asian="Lucida Console" style:font-name-complex="Lucida Console" style:font-size-asian="12pt" style:font-size-complex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table:number-columns-repeated="3"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2]+[.G3]+[.H4]+[.I5]+[.J6]+[.K7]+[.L8]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2:.L8])-[.F10]" office:value-type="float" office:value="226" calcext:value-type="float">
            <text:p>226</text:p>
          </table:table-cell>
          <table:table-cell table:number-columns-repeated="6"/>
        </table:table-row>
      </table:table>
      <table:table table:name="KNN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nearestNeighbors | mode =“rand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Name + GameT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_test</text:p>
          </table:table-cell>
          <table:table-cell office:value-type="string" calcext:value-type="string">
            <text:p>KNN predict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139" calcext:value-type="float">
            <text:p>139</text:p>
          </table:table-cell>
          <table:table-cell office:value-type="float" office:value="235" calcext:value-type="float">
            <text:p>235</text:p>
          </table:table-cell>
          <table:table-cell office:value-type="float" office:value="0.41" calcext:value-type="float">
            <text:p>0,41</text:p>
          </table:table-cell>
          <table:table-cell office:value-type="float" office:value="0.69" calcext:value-type="float">
            <text:p>0,69</text:p>
          </table:table-cell>
          <table:table-cell office:value-type="float" office:value="0.51" calcext:value-type="float">
            <text:p>0,5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uth America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7" calcext:value-type="float">
            <text:p>0,5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g / total</text:p>
          </table:table-cell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41" calcext:value-type="float">
            <text:p>0,4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KNN 0.4640657084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D:\Users\Luux\Anaconda2\lib\site-packages\sklearn\metrics\classification.py:1113: UndefinedMetricWarning: Precision and F-score are ill-defined and being set to 0.0 in labels with no predicted samples.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3">
          <table:table-cell table:style-name="ce2" office:value-type="string" calcext:value-type="string">
            <text:p><text:span text:style-name="T1">X: (4869, 6753)</text:span></text:p>
            <text:p><text:span text:style-name="T1">X_game_times: (4869, 12711)</text:span></text:p>
            <text:p><text:span text:style-name="T1">Combined: (4869, 19464)</text:span></text:p>
            <text:p><text:span text:style-name="T1">loaded x (4869), y (4869) and x_game_times (4869) from file</text:span></text:p>
            <text:p><text:span text:style-name="T1">Chosen mode: rand</text:span></text:p>
            <text:p><text:span text:style-name="T1">Fitting 3 folds for each of 100 candidates, totalling 300 fits</text:span></text:p>
            <text:p><text:span text:style-name="T1">[Parallel(n_jobs=6)]: Done  38 tasks      | elapsed:  1.1min</text:span></text:p>
            <text:p><text:span text:style-name="T1">[Parallel(n_jobs=6)]: Done 188 tasks      | elapsed: 34.5min</text:span></text:p>
            <text:p><text:span text:style-name="T1">[Parallel(n_jobs=6)]: Done 300 out of 300 | elapsed: 346.5min finished</text:span></text:p>
            <text:p><text:span text:style-name="T1">('Predictions', {'Europe': 255, 'North America': 189, 'South America': 36, 'Africa': 3, 'Asia': 4})</text:span></text:p>
            <text:p><text:span text:style-name="T1">('y_test', {'Europe': 176, 'Oceania': 22, 'Africa': 14, 'South America': 50, 'Asia': 58, 'North America': 163, 'Antarctica': 4})</text:span></text:p>
            <text:p><text:span text:style-name="T1">{'clf__metric': 'euclidean', 'scaler': MaxAbsScaler(copy=True), 'clf__metric_params': None, 'svd': TruncatedSVD(algorithm='randomized', n_components=100, n_iter=5,</text:span></text:p>
            <text:p><text:span text:style-name="T1">       random_state=None, tol=0.0), 'clf__p': 30, 'clf__weights': 'uniform', 'clf__n_neighbors': 50, 'clf__algorithm': 'brute', 'clf__leaf_size': 30}</text:span></text:p>
            <text:p><text:span text:style-name="T1">KNN 0.484599589322</text:span></text:p>
            <text:p><text:span text:style-name="T1">D:\Users\Luux\Anaconda2\lib\site-packages\sklearn\metrics\classification.py:1113: UndefinedMetricWarning: Precision and F-score are ill-defined and being set to 0.0 in labels with no predicted samples.</text:span></text:p>
            <text:p><text:span text:style-name="T1">  'precision', 'predicted', average, warn_for)</text:span></text:p>
            <text:p><text:span text:style-name="T1">               precision    recall  f1-score   support</text:span></text:p>
            <text:p/>
            <text:p><text:span text:style-name="T1">       Africa       0.00      0.00      0.00        14</text:span></text:p>
            <text:p><text:span text:style-name="T1">   Antarctica       0.00      0.00      0.00         4</text:span></text:p>
            <text:p><text:span text:style-name="T1">         Asia       0.00      0.00      0.00        58</text:span></text:p>
            <text:p><text:span text:style-name="T1">       Europe       0.47      0.69      0.56       176</text:span></text:p>
            <text:p><text:span text:style-name="T1">North America       0.52      0.61      0.56       163</text:span></text:p>
            <text:p><text:span text:style-name="T1">      Oceania       0.00      0.00      0.00        22</text:span></text:p>
            <text:p><text:span text:style-name="T1">South America       0.44      0.32      0.37        50</text:span></text:p>
            <text:p/>
            <text:p><text:span text:style-name="T1">  avg / total       0.39      0.48      0.43       487</text:span></text:p>
            <text:p/>
            <text:p><text:span text:style-name="T1">[[  0   0   0   8   4   0   2]</text:span></text:p>
            <text:p><text:span text:style-name="T1"> [  0   0   0   3   1   0   0]</text:span></text:p>
            <text:p><text:span text:style-name="T1"> [  0   0   0  31  23   0   4]</text:span></text:p>
            <text:p><text:span text:style-name="T1"> [  1   0   4 121  37   0  13]</text:span></text:p>
            <text:p><text:span text:style-name="T1"> [  0   0   0  63  99   0   1]</text:span></text:p>
            <text:p><text:span text:style-name="T1"> [  0   0   0   9  13   0   0]</text:span></text:p>
            <text:p><text:span text:style-name="T1"> [  2   0   0  20  12   0  16]]</text:span></text:p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.00.0000</text:date>, <text:time style:data-style-name="N2" text:time-value="15:28:33.5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21:39.076000000</meta:creation-date>
    <dc:date>2017-01-25T15:29:02.238000000</dc:date>
    <meta:editing-duration>PT8M21S</meta:editing-duration>
    <meta:editing-cycles>3</meta:editing-cycles>
    <meta:generator>LibreOffice/5.2.4.2$Windows_x86 LibreOffice_project/3d5603e1122f0f102b62521720ab13a38a4e0eb0</meta:generator>
    <meta:document-statistic meta:table-count="2" meta:cell-count="145" meta:object-count="0"/>
  </office:meta>
</office:document-meta>
</file>